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3FC1674E30ECCF1CA1F.png" manifest:media-type="image/png"/>
  <manifest:file-entry manifest:full-path="Pictures/10000201000007040000011627A485DE56A9D9F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" svg:font-family="'DejaVu Sans'"/>
    <style:font-face style:name="Thorndale" svg:font-family="Thorndale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63cm, 11.813cm, 7.966cm, 1.249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959cm, 11.813cm, 3.128cm, 1.249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7.3cm" svg:height="2.282cm" svg:x="4.1cm" svg:y="0.756cm">
          <text:p text:style-name="P1"><text:span text:style-name="T1">Manipulando Ev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298cm" svg:height="1.013cm" svg:x="3.499cm" svg:y="4.777cm">
          <text:p text:style-name="P1"><text:span text:style-name="T2">No 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763cm" svg:height="2.399cm" svg:x="3.6cm" svg:y="6.001cm">
          <draw:image xlink:href="Pictures/1000000000000780000003FC1674E30ECCF1CA1F.png" xlink:type="simple" xlink:show="embed" xlink:actuate="onLoad" loext:mime-type="image/png">
            <text:p/>
          </draw:image>
        </draw:frame>
        <draw:frame draw:style-name="gr3" draw:text-style-name="P3" draw:layer="layout" svg:width="18.64cm" svg:height="2.6cm" svg:x="3.601cm" svg:y="9.8cm">
          <draw:image xlink:href="Pictures/1000000000000780000003FC1674E30ECCF1CA1F.png" xlink:type="simple" xlink:show="embed" xlink:actuate="onLoad" loext:mime-type="image/png">
            <text:p/>
          </draw:image>
        </draw:frame>
        <draw:custom-shape draw:name="CustomShape 2" draw:style-name="gr1" draw:text-style-name="P2" draw:layer="layout" svg:width="21.298cm" svg:height="1.013cm" svg:x="3.502cm" svg:y="8.787cm">
          <text:p text:style-name="P1"><text:span text:style-name="T2">No 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" svg:font-family="'DejaVu Sans'"/>
    <style:font-face style:name="Thorndale" svg:font-family="Thorndale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7cm" svg:height="3.347cm" svg:x="-0.161cm" svg:y="0.224cm">
        <draw:image xlink:href="Pictures/10000201000007040000011627A485DE56A9D9F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7cm" svg:height="2.63cm" svg:x="1.399cm" svg:y="0.58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7T15:45:17</meta:creation-date>
    <dc:language>pt-BR</dc:language>
    <dc:date>2020-02-06T12:27:07.190000000</dc:date>
    <meta:editing-cycles>171</meta:editing-cycles>
    <dc:title>Bright Blue</dc:title>
    <meta:editing-duration>P1DT18H34M33S</meta:editing-duration>
    <meta:generator>LibreOffice/6.3.2.2$Windows_X86_64 LibreOffice_project/98b30e735bda24bc04ab42594c85f7fd8be07b9c</meta:generator>
    <meta:document-statistic meta:object-count="26"/>
  </office:meta>
</office:document-meta>
</file>